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dd4814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dd4814" draw:fill-hatch-name="Black_20_45_20_Degrees_20_Wide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1cm" svg:height="2.9cm" svg:x="4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6.9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5.5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4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4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9cm" svg:x="8.4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4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6cm" svg:x="4.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8.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7cm" svg:x="8.6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10.2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.2cm" svg:y="4.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7cm" svg:height="0.6cm" svg:x="7.1cm" svg:y="5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5cm" svg:height="0.5cm" svg:x="5.8cm" svg:y="5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7cm" svg:height="0.7cm" svg:x="5.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cm" svg:height="4.8cm" svg:x="6.6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